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8.686cm" fo:min-width="54.3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6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6.6cm" svg:height="70.7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43.85cm" svg:y="77.9cm">
          <draw:text-box>
            <text:p><text:span text:style-name="T1">281 cm</text:span></text:p>
          </draw:text-box>
        </draw:frame>
        <draw:frame draw:style-name="gr3" draw:text-style-name="P2" draw:layer="layout" svg:width="13.275cm" svg:height="7.821cm" svg:x="27.325cm" svg:y="0.179cm">
          <draw:text-box>
            <text:p><text:span text:style-name="T1">566 cm</text:span></text:p>
          </draw:text-box>
        </draw:frame>
        <draw:custom-shape draw:style-name="gr4" draw:text-style-name="P4" draw:layer="layout" svg:width="6cm" svg:height="10.181cm" svg:x="65.722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6cm" svg:height="7.821cm" svg:x="15.05cm" svg:y="77.55cm">
          <draw:text-box>
            <text:p><text:span text:style-name="T1">285 cm</text:span></text:p>
          </draw:text-box>
        </draw:frame>
        <draw:frame draw:style-name="gr5" draw:text-style-name="P5" draw:layer="layout" svg:width="32.75cm" svg:height="20.157cm" svg:x="20cm" svg:y="31.14cm">
          <draw:text-box>
            <text:p><text:span text:style-name="T3">566 x</text:span></text:p>
            <text:p><text:span text:style-name="T3">707 cm</text:span></text:p>
          </draw:text-box>
        </draw:frame>
        <draw:line draw:style-name="gr6" draw:text-style-name="P6" draw:layer="layout" svg:x1="33.5cm" svg:y1="75.7cm" svg:x2="61.6cm" svg:y2="75.7cm">
          <text:p/>
        </draw:line>
        <draw:frame draw:style-name="gr2" draw:text-style-name="P2" draw:layer="layout" svg:width="16cm" svg:height="6.5cm" svg:x="6.8cm" svg:y="38.9cm">
          <draw:text-box>
            <text:p><text:span text:style-name="T1">707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7:47:21.134000000</dc:date>
    <meta:editing-duration>PT2H8M13S</meta:editing-duration>
    <meta:editing-cycles>77</meta:editing-cycles>
    <meta:generator>LibreOffice/7.0.4.2$Windows_X86_64 LibreOffice_project/dcf040e67528d9187c66b2379df5ea4407429775</meta:generator>
    <meta:document-statistic meta:object-count="8"/>
  </office:meta>
</office:document-meta>
</file>